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io:participa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dcterms:sourc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formula="of:=COM.MICROSOFT.CONCAT([.E2];&quot;, &quot;;[.D2];&quot; &quot;;[.F2])" office:value-type="string" office:string-value="1749-1753, Charity birth" calcext:value-type="string">
            <text:p>1749-1753, Charity birth</text:p>
          </table:table-cell>
          <table:table-cell office:value-type="string" calcext:value-type="string">
            <text:p>Charity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formula="of:=COM.MICROSOFT.CONCAT([.E3];&quot;, &quot;;[.D3];&quot; &quot;;[.F3])" office:value-type="string" office:string-value="1749-1753, Ignatius birth" calcext:value-type="string">
            <text:p>1749-1753, Ignatius birth</text:p>
          </table:table-cell>
          <table:table-cell office:value-type="string" calcext:value-type="string">
            <text:p>Ignatius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formula="of:=COM.MICROSOFT.CONCAT([.E4];&quot;, &quot;;[.D4];&quot; &quot;;[.F4])" office:value-type="string" office:string-value="1749-1753, Winnifred birth" calcext:value-type="string">
            <text:p>1749-1753, Winnifred birth</text:p>
          </table:table-cell>
          <table:table-cell office:value-type="string" calcext:value-type="string">
            <text:p>Winnifred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formula="of:=COM.MICROSOFT.CONCAT([.E5];&quot;, &quot;;[.D5];&quot; &quot;;[.F5])" office:value-type="string" office:string-value="1749-1753, Michael birth" calcext:value-type="string">
            <text:p>1749-1753, Michael birth</text:p>
          </table:table-cell>
          <table:table-cell office:value-type="string" calcext:value-type="string">
            <text:p>Michael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formula="of:=COM.MICROSOFT.CONCAT([.E6];&quot;, &quot;;[.D6];&quot; &quot;;[.F6])" office:value-type="string" office:string-value="1755-02-22, John birth" calcext:value-type="string">
            <text:p>1755-02-22, John bir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formula="of:=COM.MICROSOFT.CONCAT([.E7];&quot;, &quot;;[.D7];&quot; &quot;;[.F7])" office:value-type="string" office:string-value="1755-02-17, Sarah birth" calcext:value-type="string">
            <text:p>1755-02-17, Sarah birth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formula="of:=COM.MICROSOFT.CONCAT([.E8];&quot;, &quot;;[.D8];&quot; &quot;;[.F8])" office:value-type="string" office:string-value="1755-06-15, Robert birth" calcext:value-type="string">
            <text:p>1755-06-15, Robert birt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formula="of:=COM.MICROSOFT.CONCAT([.E9];&quot;, &quot;;[.D9];&quot; &quot;;[.F9])" office:value-type="string" office:string-value="1755-10, Dicky birth" calcext:value-type="string">
            <text:p>1755-10, Dicky birth</text:p>
          </table:table-cell>
          <table:table-cell office:value-type="string" calcext:value-type="string">
            <text:p>Dicky</text:p>
          </table:table-cell>
          <table:table-cell table:style-name="Default" office:value-type="string" calcext:value-type="string">
            <text:p>1755-1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formula="of:=COM.MICROSOFT.CONCAT([.E10];&quot;, &quot;;[.D10];&quot; &quot;;[.F10])" office:value-type="string" office:string-value="1756-02, Bob birth" calcext:value-type="string">
            <text:p>1756-02, Bob birth</text:p>
          </table:table-cell>
          <table:table-cell office:value-type="string" calcext:value-type="string">
            <text:p>Bob</text:p>
          </table:table-cell>
          <table:table-cell table:style-name="Default" office:value-type="string" calcext:value-type="string">
            <text:p>1756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formula="of:=COM.MICROSOFT.CONCAT([.E11];&quot;, &quot;;[.D11];&quot; &quot;;[.F11])" office:value-type="string" office:string-value="1759-10-29, Dina birth" calcext:value-type="string">
            <text:p>1759-10-29, Dina birth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formula="of:=COM.MICROSOFT.CONCAT([.E12];&quot;, &quot;;[.D12];&quot; &quot;;[.F12])" office:value-type="string" office:string-value="1759-05, Peter birth" calcext:value-type="string">
            <text:p>1759-05, Peter birth</text:p>
          </table:table-cell>
          <table:table-cell office:value-type="string" calcext:value-type="string">
            <text:p>Peter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formula="of:=COM.MICROSOFT.CONCAT([.E13];&quot;, &quot;;[.D13];&quot; &quot;;[.F13])" office:value-type="string" office:string-value="1759-05, Sarah birth" calcext:value-type="string">
            <text:p>1759-05, Sarah birth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formula="of:=COM.MICROSOFT.CONCAT([.E14];&quot;, &quot;;[.D14];&quot; &quot;;[.F14])" office:value-type="string" office:string-value="1758-02, Margaret birth" calcext:value-type="string">
            <text:p>1758-02, Margaret birth</text:p>
          </table:table-cell>
          <table:table-cell office:value-type="string" calcext:value-type="string">
            <text:p>Margaret</text:p>
          </table:table-cell>
          <table:table-cell table:style-name="Default" office:value-type="string" calcext:value-type="string">
            <text:p>1758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formula="of:=COM.MICROSOFT.CONCAT([.E15];&quot;, &quot;;[.D15];&quot; &quot;;[.F15])" office:value-type="string" office:string-value="1759-12-20, Eleanor birth" calcext:value-type="string">
            <text:p>1759-12-20, Eleanor birth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15" calcext:value-type="float">
            <text:p>1015</text:p>
          </table:table-cell>
          <table:table-cell table:formula="of:=COM.MICROSOFT.CONCAT([.E16];&quot;, &quot;;[.D16];&quot; &quot;;[.F16])" office:value-type="string" office:string-value="1754, Eleanor birth" calcext:value-type="string">
            <text:p>1754, Eleanor birth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formula="of:=COM.MICROSOFT.CONCAT([.E17];&quot;, &quot;;[.D17];&quot; &quot;;[.F17])" office:value-type="string" office:string-value="1755, George birth" calcext:value-type="string">
            <text:p>1755, George birth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55" calcext:value-type="float">
            <text:p>175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formula="of:=COM.MICROSOFT.CONCAT([.E18];&quot;, &quot;;[.D18];&quot; &quot;;[.F18])" office:value-type="string" office:string-value="1756-11-29, Mary birth" calcext:value-type="string">
            <text:p>1756-11-29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formula="of:=COM.MICROSOFT.CONCAT([.E19];&quot;, &quot;;[.D19];&quot; &quot;;[.F19])" office:value-type="string" office:string-value="1763-03-11, Statia birth" calcext:value-type="string">
            <text:p>1763-03-11, Statia birth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formula="of:=COM.MICROSOFT.CONCAT([.E20];&quot;, &quot;;[.D20];&quot; &quot;;[.F20])" office:value-type="string" office:string-value="1761-04-19, Benjamin birth" calcext:value-type="string">
            <text:p>1761-04-19, Benjamin birth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formula="of:=COM.MICROSOFT.CONCAT([.E21];&quot;, &quot;;[.D21];&quot; &quot;;[.F21])" office:value-type="string" office:string-value="1761-04-05, Catherine birth" calcext:value-type="string">
            <text:p>1761-04-05, Catherine bi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formula="of:=COM.MICROSOFT.CONCAT([.E22];&quot;, &quot;;[.D22];&quot; &quot;;[.F22])" office:value-type="string" office:string-value="1759-12-27, Nell birth" calcext:value-type="string">
            <text:p>1759-12-27, Nell birth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 - Jan.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formula="of:=COM.MICROSOFT.CONCAT([.E23];&quot;, &quot;;[.D23];&quot; &quot;;[.F23])" office:value-type="string" office:string-value="1762-09-10, Elizabeth birth" calcext:value-type="string">
            <text:p>1762-09-10, Elizabeth birth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formula="of:=COM.MICROSOFT.CONCAT([.E24];&quot;, &quot;;[.D24];&quot; &quot;;[.F24])" office:value-type="string" office:string-value="1762-11-02, Margaret birth" calcext:value-type="string">
            <text:p>1762-11-02, Margaret birth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formula="of:=COM.MICROSOFT.CONCAT([.E25];&quot;, &quot;;[.D25];&quot; &quot;;[.F25])" office:value-type="string" office:string-value="1764-08-06, Harry birth" calcext:value-type="string">
            <text:p>1764-08-06, Harry birth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formula="of:=COM.MICROSOFT.CONCAT([.E26];&quot;, &quot;;[.D26];&quot; &quot;;[.F26])" office:value-type="string" office:string-value="1765-06-02, Lucy birth" calcext:value-type="string">
            <text:p>1765-06-02, Lucy birth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formula="of:=COM.MICROSOFT.CONCAT([.E27];&quot;, &quot;;[.D27];&quot; &quot;;[.F27])" office:value-type="string" office:string-value="1765-09-16, Jeremiah birth" calcext:value-type="string">
            <text:p>1765-09-16, Jeremiah birth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formula="of:=COM.MICROSOFT.CONCAT([.E28];&quot;, &quot;;[.D28];&quot; &quot;;[.F28])" office:value-type="string" office:string-value="1765-09-25, Monica birth" calcext:value-type="string">
            <text:p>1765-09-25, Monica birth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formula="of:=COM.MICROSOFT.CONCAT([.E29];&quot;, &quot;;[.D29];&quot; &quot;;[.F29])" office:value-type="string" office:string-value="1766-10, John birth" calcext:value-type="string">
            <text:p>1766-10, John birth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766-1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formula="of:=COM.MICROSOFT.CONCAT([.E30];&quot;, &quot;;[.D30];&quot; &quot;;[.F30])" office:value-type="string" office:string-value="1767-08-26, Clara birth" calcext:value-type="string">
            <text:p>1767-08-26, Clara birth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1767-08-2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formula="of:=COM.MICROSOFT.CONCAT([.E31];&quot;, &quot;;[.D31];&quot; &quot;;[.F31])" office:value-type="string" office:string-value="1767-10-12, Billy birth" calcext:value-type="string">
            <text:p>1767-10-12, Billy birth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formula="of:=COM.MICROSOFT.CONCAT([.E32];&quot;, &quot;;[.D32];&quot; &quot;;[.F32])" office:value-type="string" office:string-value="1768-03-25, Henry birth" calcext:value-type="string">
            <text:p>1768-03-25, Henry birth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formula="of:=COM.MICROSOFT.CONCAT([.E33];&quot;, &quot;;[.D33];&quot; &quot;;[.F33])" office:value-type="string" office:string-value="1770-08-07, Ignatius birth" calcext:value-type="string">
            <text:p>1770-08-07, Ignatius birth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formula="of:=COM.MICROSOFT.CONCAT([.E34];&quot;, &quot;;[.D34];&quot; &quot;;[.F34])" office:value-type="string" office:string-value="1773-04-05, Edward birth" calcext:value-type="string">
            <text:p>1773-04-05, Edward birth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formula="of:=COM.MICROSOFT.CONCAT([.E35];&quot;, &quot;;[.D35];&quot; &quot;;[.F35])" office:value-type="string" office:string-value="1773-09-30, Theresa birth" calcext:value-type="string">
            <text:p>1773-09-30, Theresa birth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formula="of:=COM.MICROSOFT.CONCAT([.E36];&quot;, &quot;;[.D36];&quot; &quot;;[.F36])" office:value-type="string" office:string-value="1773-10-05, Charles birth" calcext:value-type="string">
            <text:p>1773-10-05, Charles birth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formula="of:=COM.MICROSOFT.CONCAT([.E37];&quot;, &quot;;[.D37];&quot; &quot;;[.F37])" office:value-type="string" office:string-value="1775-01-05, Joseph birth" calcext:value-type="string">
            <text:p>1775-01-05, Joseph birth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formula="of:=COM.MICROSOFT.CONCAT([.E38];&quot;, &quot;;[.D38];&quot; &quot;;[.F38])" office:value-type="string" office:string-value="1775-05-11, Mary Ann birth" calcext:value-type="string">
            <text:p>1775-05-11, Mary Ann birth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formula="of:=COM.MICROSOFT.CONCAT([.E39];&quot;, &quot;;[.D39];&quot; &quot;;[.F39])" office:value-type="string" office:string-value="1776-12-24, Jane birth" calcext:value-type="string">
            <text:p>1776-12-24, Jane birth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formula="of:=COM.MICROSOFT.CONCAT([.E40];&quot;, &quot;;[.D40];&quot; &quot;;[.F40])" office:value-type="string" office:string-value="1776-12-27, Jacob birth" calcext:value-type="string">
            <text:p>1776-12-27, Jacob birth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formula="of:=COM.MICROSOFT.CONCAT([.E41];&quot;, &quot;;[.D41];&quot; &quot;;[.F41])" office:value-type="string" office:string-value="1777-03-15, Thomas birth" calcext:value-type="string">
            <text:p>1777-03-15, Thomas birth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question about the ye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formula="of:=COM.MICROSOFT.CONCAT([.E42];&quot;, &quot;;[.D42];&quot; &quot;;[.F42])" office:value-type="string" office:string-value="1777-05-04, Leonard birth" calcext:value-type="string">
            <text:p>1777-05-04, Leonard birth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formula="of:=COM.MICROSOFT.CONCAT([.E43];&quot;, &quot;;[.D43];&quot; &quot;;[.F43])" office:value-type="string" office:string-value="1777-09-25, Isaac birth" calcext:value-type="string">
            <text:p>1777-09-25, Isaac birth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formula="of:=COM.MICROSOFT.CONCAT([.E44];&quot;, &quot;;[.D44];&quot; &quot;;[.F44])" office:value-type="string" office:string-value="1778-01-22, Charity birth" calcext:value-type="string">
            <text:p>1778-01-22, Charity birth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formula="of:=COM.MICROSOFT.CONCAT([.E45];&quot;, &quot;;[.D45];&quot; &quot;;[.F45])" office:value-type="string" office:string-value="1778-01-29, Daniel birth" calcext:value-type="string">
            <text:p>1778-01-29, Daniel birt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 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formula="of:=COM.MICROSOFT.CONCAT([.E46];&quot;, &quot;;[.D46];&quot; &quot;;[.F46])" office:value-type="string" office:string-value="1778-03-02, Alexius birth" calcext:value-type="string">
            <text:p>1778-03-02, Alexius birth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n the service of ArchB. Carroll in 1797 (in Corp Proceedings and in St. Thomas Account Book) – 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000" calcext:value-type="float">
            <text:p>6000</text:p>
          </table:table-cell>
          <table:table-cell table:formula="of:=COM.MICROSOFT.CONCAT([.E47];&quot;, &quot;;[.D47];&quot; &quot;;[.F47])" office:value-type="string" office:string-value="1752-05-01, Mary birth" calcext:value-type="string">
            <text:p>1752-05-01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2-05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001" calcext:value-type="float">
            <text:p>6001</text:p>
          </table:table-cell>
          <table:table-cell table:formula="of:=COM.MICROSOFT.CONCAT([.E48];&quot;, &quot;;[.D48];&quot; &quot;;[.F48])" office:value-type="string" office:string-value="1752, Monica birth" calcext:value-type="string">
            <text:p>1752, Monica birth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002" calcext:value-type="float">
            <text:p>6002</text:p>
          </table:table-cell>
          <table:table-cell table:formula="of:=COM.MICROSOFT.CONCAT([.E49];&quot;, &quot;;[.D49];&quot; &quot;;[.F49])" office:value-type="string" office:string-value="1752, Rebecca birth" calcext:value-type="string">
            <text:p>1752, Rebecca birth</text:p>
          </table:table-cell>
          <table:table-cell office:value-type="string" calcext:value-type="string">
            <text:p>Rebec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003" calcext:value-type="float">
            <text:p>6003</text:p>
          </table:table-cell>
          <table:table-cell table:formula="of:=COM.MICROSOFT.CONCAT([.E50];&quot;, &quot;;[.D50];&quot; &quot;;[.F50])" office:value-type="string" office:string-value="1754, John birth" calcext:value-type="string">
            <text:p>1754, John birth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004" calcext:value-type="float">
            <text:p>6004</text:p>
          </table:table-cell>
          <table:table-cell table:formula="of:=COM.MICROSOFT.CONCAT([.E51];&quot;, &quot;;[.D51];&quot; &quot;;[.F51])" office:value-type="string" office:string-value="1756, Jaen birth" calcext:value-type="string">
            <text:p>1756, Jaen birth</text:p>
          </table:table-cell>
          <table:table-cell office:value-type="string" calcext:value-type="string">
            <text:p>Jaen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old to Wid. Chrec (illegible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005" calcext:value-type="float">
            <text:p>6005</text:p>
          </table:table-cell>
          <table:table-cell table:formula="of:=COM.MICROSOFT.CONCAT([.E52];&quot;, &quot;;[.D52];&quot; &quot;;[.F52])" office:value-type="string" office:string-value="1758, Rose birth" calcext:value-type="string">
            <text:p>1758, Rose birth</text:p>
          </table:table-cell>
          <table:table-cell office:value-type="string" calcext:value-type="string">
            <text:p>Rose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006" calcext:value-type="float">
            <text:p>6006</text:p>
          </table:table-cell>
          <table:table-cell table:formula="of:=COM.MICROSOFT.CONCAT([.E53];&quot;, &quot;;[.D53];&quot; &quot;;[.F53])" office:value-type="string" office:string-value="1758, Ignatius birth" calcext:value-type="string">
            <text:p>1758, Ignatius birth</text:p>
          </table:table-cell>
          <table:table-cell office:value-type="string" calcext:value-type="string">
            <text:p>Ignatius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table:formula="of:=COM.MICROSOFT.CONCAT([.E54];&quot;, &quot;;[.D54];&quot; &quot;;[.F54])" office:value-type="string" office:string-value="1759, Abraham birth" calcext:value-type="string">
            <text:p>1759, Abraham birth</text:p>
          </table:table-cell>
          <table:table-cell office:value-type="string" calcext:value-type="string">
            <text:p>Abraham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008" calcext:value-type="float">
            <text:p>6008</text:p>
          </table:table-cell>
          <table:table-cell table:formula="of:=COM.MICROSOFT.CONCAT([.E55];&quot;, &quot;;[.D55];&quot; &quot;;[.F55])" office:value-type="string" office:string-value="1759, Anastasia birth" calcext:value-type="string">
            <text:p>1759, Anastasia birth</text:p>
          </table:table-cell>
          <table:table-cell office:value-type="string" calcext:value-type="string">
            <text:p>Anastasia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009" calcext:value-type="float">
            <text:p>6009</text:p>
          </table:table-cell>
          <table:table-cell table:formula="of:=COM.MICROSOFT.CONCAT([.E56];&quot;, &quot;;[.D56];&quot; &quot;;[.F56])" office:value-type="string" office:string-value="1759, Moises birth" calcext:value-type="string">
            <text:p>1759, Moises birth</text:p>
          </table:table-cell>
          <table:table-cell office:value-type="string" calcext:value-type="string">
            <text:p>Moises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010" calcext:value-type="float">
            <text:p>6010</text:p>
          </table:table-cell>
          <table:table-cell table:formula="of:=COM.MICROSOFT.CONCAT([.E57];&quot;, &quot;;[.D57];&quot; &quot;;[.F57])" office:value-type="string" office:string-value="1760, Benjamin birth" calcext:value-type="string">
            <text:p>1760, Benjamin birth</text:p>
          </table:table-cell>
          <table:table-cell office:value-type="string" calcext:value-type="string">
            <text:p>Benjamin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011" calcext:value-type="float">
            <text:p>6011</text:p>
          </table:table-cell>
          <table:table-cell table:formula="of:=COM.MICROSOFT.CONCAT([.E58];&quot;, &quot;;[.D58];&quot; &quot;;[.F58])" office:value-type="string" office:string-value="1761, George birth" calcext:value-type="string">
            <text:p>1761, George birth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012" calcext:value-type="float">
            <text:p>6012</text:p>
          </table:table-cell>
          <table:table-cell table:formula="of:=COM.MICROSOFT.CONCAT([.E59];&quot;, &quot;;[.D59];&quot; &quot;;[.F59])" office:value-type="string" office:string-value="1761, Veronica birth" calcext:value-type="string">
            <text:p>1761, Veronica birth</text:p>
          </table:table-cell>
          <table:table-cell office:value-type="string" calcext:value-type="string">
            <text:p>Veronica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013" calcext:value-type="float">
            <text:p>6013</text:p>
          </table:table-cell>
          <table:table-cell table:formula="of:=COM.MICROSOFT.CONCAT([.E60];&quot;, &quot;;[.D60];&quot; &quot;;[.F60])" office:value-type="string" office:string-value="1761, Mary Anne birth" calcext:value-type="string">
            <text:p>1761, Mary Anne birth</text:p>
          </table:table-cell>
          <table:table-cell office:value-type="string" calcext:value-type="string">
            <text:p>Mary Ann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014" calcext:value-type="float">
            <text:p>6014</text:p>
          </table:table-cell>
          <table:table-cell table:formula="of:=COM.MICROSOFT.CONCAT([.E61];&quot;, &quot;;[.D61];&quot; &quot;;[.F61])" office:value-type="string" office:string-value="1762, Agnes birth" calcext:value-type="string">
            <text:p>1762, Agnes birth</text:p>
          </table:table-cell>
          <table:table-cell office:value-type="string" calcext:value-type="string">
            <text:p>Agnes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015" calcext:value-type="float">
            <text:p>6015</text:p>
          </table:table-cell>
          <table:table-cell table:formula="of:=COM.MICROSOFT.CONCAT([.E62];&quot;, &quot;;[.D62];&quot; &quot;;[.F62])" office:value-type="string" office:string-value="1762, Dreaden birth" calcext:value-type="string">
            <text:p>1762, Dreaden birth</text:p>
          </table:table-cell>
          <table:table-cell office:value-type="string" calcext:value-type="string">
            <text:p>Dreaden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016" calcext:value-type="float">
            <text:p>6016</text:p>
          </table:table-cell>
          <table:table-cell table:formula="of:=COM.MICROSOFT.CONCAT([.E63];&quot;, &quot;;[.D63];&quot; &quot;;[.F63])" office:value-type="string" office:string-value="1762, Henry birth" calcext:value-type="string">
            <text:p>1762, Henry birth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017" calcext:value-type="float">
            <text:p>6017</text:p>
          </table:table-cell>
          <table:table-cell table:formula="of:=COM.MICROSOFT.CONCAT([.E64];&quot;, &quot;;[.D64];&quot; &quot;;[.F64])" office:value-type="string" office:string-value="1763, Jacob birth" calcext:value-type="string">
            <text:p>1763, Jacob birth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018" calcext:value-type="float">
            <text:p>6018</text:p>
          </table:table-cell>
          <table:table-cell table:formula="of:=COM.MICROSOFT.CONCAT([.E65];&quot;, &quot;;[.D65];&quot; &quot;;[.F65])" office:value-type="string" office:string-value="1764, Philip Carter birth" calcext:value-type="string">
            <text:p>1764, Philip Carter birth</text:p>
          </table:table-cell>
          <table:table-cell office:value-type="string" calcext:value-type="string">
            <text:p>Philip Carter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019" calcext:value-type="float">
            <text:p>6019</text:p>
          </table:table-cell>
          <table:table-cell table:formula="of:=COM.MICROSOFT.CONCAT([.E66];&quot;, &quot;;[.D66];&quot; &quot;;[.F66])" office:value-type="string" office:string-value="1765, Lucy birth" calcext:value-type="string">
            <text:p>1765, Lucy birth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020" calcext:value-type="float">
            <text:p>6020</text:p>
          </table:table-cell>
          <table:table-cell table:formula="of:=COM.MICROSOFT.CONCAT([.E67];&quot;, &quot;;[.D67];&quot; &quot;;[.F67])" office:value-type="string" office:string-value="1765, Susanna birth" calcext:value-type="string">
            <text:p>1765, Susanna birth</text:p>
          </table:table-cell>
          <table:table-cell office:value-type="string" calcext:value-type="string">
            <text:p>Susann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021" calcext:value-type="float">
            <text:p>6021</text:p>
          </table:table-cell>
          <table:table-cell table:formula="of:=COM.MICROSOFT.CONCAT([.E68];&quot;, &quot;;[.D68];&quot; &quot;;[.F68])" office:value-type="string" office:string-value="1765, Clare birth" calcext:value-type="string">
            <text:p>1765, Clare birth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022" calcext:value-type="float">
            <text:p>6022</text:p>
          </table:table-cell>
          <table:table-cell table:formula="of:=COM.MICROSOFT.CONCAT([.E69];&quot;, &quot;;[.D69];&quot; &quot;;[.F69])" office:value-type="string" office:string-value="1765-07-28, Prudence birth" calcext:value-type="string">
            <text:p>1765-07-28, Prudence birth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1765-07-2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023" calcext:value-type="float">
            <text:p>6023</text:p>
          </table:table-cell>
          <table:table-cell table:formula="of:=COM.MICROSOFT.CONCAT([.E70];&quot;, &quot;;[.D70];&quot; &quot;;[.F70])" office:value-type="string" office:string-value="1765-09-15, Henrietta birth" calcext:value-type="string">
            <text:p>1765-09-15, Henrietta birth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65-09-1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024" calcext:value-type="float">
            <text:p>6024</text:p>
          </table:table-cell>
          <table:table-cell table:formula="of:=COM.MICROSOFT.CONCAT([.E71];&quot;, &quot;;[.D71];&quot; &quot;;[.F71])" office:value-type="string" office:string-value="1765, Cecilia birth" calcext:value-type="string">
            <text:p>1765, Cecilia birth</text:p>
          </table:table-cell>
          <table:table-cell office:value-type="string" calcext:value-type="string">
            <text:p>Cecili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025" calcext:value-type="float">
            <text:p>6025</text:p>
          </table:table-cell>
          <table:table-cell table:formula="of:=COM.MICROSOFT.CONCAT([.E72];&quot;, &quot;;[.D72];&quot; &quot;;[.F72])" office:value-type="string" office:string-value="1766-06-14, Chedrick birth" calcext:value-type="string">
            <text:p>1766-06-14, Chedrick birth</text:p>
          </table:table-cell>
          <table:table-cell office:value-type="string" calcext:value-type="string">
            <text:p>Chedrick</text:p>
          </table:table-cell>
          <table:table-cell office:value-type="string" calcext:value-type="string">
            <text:p>1766-06-1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026" calcext:value-type="float">
            <text:p>6026</text:p>
          </table:table-cell>
          <table:table-cell table:formula="of:=COM.MICROSOFT.CONCAT([.E73];&quot;, &quot;;[.D73];&quot; &quot;;[.F73])" office:value-type="string" office:string-value="1766-12-04, Francis birth" calcext:value-type="string">
            <text:p>1766-12-04, Francis birth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66-12-0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027" calcext:value-type="float">
            <text:p>6027</text:p>
          </table:table-cell>
          <table:table-cell table:formula="of:=COM.MICROSOFT.CONCAT([.E74];&quot;, &quot;;[.D74];&quot; &quot;;[.F74])" office:value-type="string" office:string-value="1767-05-08, Isaac birth" calcext:value-type="string">
            <text:p>1767-05-08, Isaac birth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67-05-08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028" calcext:value-type="float">
            <text:p>6028</text:p>
          </table:table-cell>
          <table:table-cell table:formula="of:=COM.MICROSOFT.CONCAT([.E75];&quot;, &quot;;[.D75];&quot; &quot;;[.F75])" office:value-type="string" office:string-value="1768, William birth" calcext:value-type="string">
            <text:p>1768, William birth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029" calcext:value-type="float">
            <text:p>6029</text:p>
          </table:table-cell>
          <table:table-cell table:formula="of:=COM.MICROSOFT.CONCAT([.E76];&quot;, &quot;;[.D76];&quot; &quot;;[.F76])" office:value-type="string" office:string-value="1769, Peg  birth" calcext:value-type="string">
            <text:p>1769, Peg <text:s/>birth</text:p>
          </table:table-cell>
          <table:table-cell office:value-type="string" calcext:value-type="string">
            <text:p>Peg 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030" calcext:value-type="float">
            <text:p>6030</text:p>
          </table:table-cell>
          <table:table-cell table:formula="of:=COM.MICROSOFT.CONCAT([.E77];&quot;, &quot;;[.D77];&quot; &quot;;[.F77])" office:value-type="string" office:string-value="1769, Bernard birth" calcext:value-type="string">
            <text:p>1769, Bernard birth</text:p>
          </table:table-cell>
          <table:table-cell office:value-type="string" calcext:value-type="string">
            <text:p>Bernard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121" calcext:value-type="float">
            <text:p>6121</text:p>
          </table:table-cell>
          <table:table-cell table:formula="of:=COM.MICROSOFT.CONCAT([.E78];&quot;, &quot;;[.D78];&quot; &quot;;[.F78])" office:value-type="string" office:string-value="1783, Gabe birth" calcext:value-type="string">
            <text:p>1783, Gabe birth</text:p>
          </table:table-cell>
          <table:table-cell office:value-type="string" calcext:value-type="string">
            <text:p>Gabe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124" calcext:value-type="float">
            <text:p>6124</text:p>
          </table:table-cell>
          <table:table-cell table:formula="of:=COM.MICROSOFT.CONCAT([.E79];&quot;, &quot;;[.D79];&quot; &quot;;[.F79])" office:value-type="string" office:string-value="1783, Anna birth" calcext:value-type="string">
            <text:p>1783, Anna birth</text:p>
          </table:table-cell>
          <table:table-cell office:value-type="string" calcext:value-type="string">
            <text:p>Anna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127" calcext:value-type="float">
            <text:p>6127</text:p>
          </table:table-cell>
          <table:table-cell table:formula="of:=COM.MICROSOFT.CONCAT([.E80];&quot;, &quot;;[.D80];&quot; &quot;;[.F80])" office:value-type="string" office:string-value="1784, Charles birth" calcext:value-type="string">
            <text:p>1784, Charles birth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130" calcext:value-type="float">
            <text:p>6130</text:p>
          </table:table-cell>
          <table:table-cell table:formula="of:=COM.MICROSOFT.CONCAT([.E81];&quot;, &quot;;[.D81];&quot; &quot;;[.F81])" office:value-type="string" office:string-value="1784, Judith birth" calcext:value-type="string">
            <text:p>1784, Judith birth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131" calcext:value-type="float">
            <text:p>6131</text:p>
          </table:table-cell>
          <table:table-cell table:formula="of:=COM.MICROSOFT.CONCAT([.E82];&quot;, &quot;;[.D82];&quot; &quot;;[.F82])" office:value-type="string" office:string-value="1786, William birth" calcext:value-type="string">
            <text:p>1786, William birth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86" calcext:value-type="float">
            <text:p>178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132" calcext:value-type="float">
            <text:p>6132</text:p>
          </table:table-cell>
          <table:table-cell table:formula="of:=COM.MICROSOFT.CONCAT([.E83];&quot;, &quot;;[.D83];&quot; &quot;;[.F83])" office:value-type="string" office:string-value="1786-07-09, Raphael birth" calcext:value-type="string">
            <text:p>1786-07-09, Raphael birth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1786-07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table:formula="of:=COM.MICROSOFT.CONCAT([.E84];&quot;, &quot;;[.D84];&quot; &quot;;[.F84])" office:value-type="string" office:string-value="1787-09-06, Peter birth" calcext:value-type="string">
            <text:p>1787-09-06, Peter bir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787-09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134" calcext:value-type="float">
            <text:p>6134</text:p>
          </table:table-cell>
          <table:table-cell table:formula="of:=COM.MICROSOFT.CONCAT([.E85];&quot;, &quot;;[.D85];&quot; &quot;;[.F85])" office:value-type="string" office:string-value="1787-06, Jacob birth" calcext:value-type="string">
            <text:p>1787-06, Jacob birth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1787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table:formula="of:=COM.MICROSOFT.CONCAT([.E86];&quot;, &quot;;[.D86];&quot; &quot;;[.F86])" office:value-type="string" office:string-value="1789-03-10, Stephen birth" calcext:value-type="string">
            <text:p>1789-03-10, Stephen birt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89-03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136" calcext:value-type="float">
            <text:p>6136</text:p>
          </table:table-cell>
          <table:table-cell table:formula="of:=COM.MICROSOFT.CONCAT([.E87];&quot;, &quot;;[.D87];&quot; &quot;;[.F87])" office:value-type="string" office:string-value="1789-08-10, Francis birth" calcext:value-type="string">
            <text:p>1789-08-10, Francis birth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89-08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137" calcext:value-type="float">
            <text:p>6137</text:p>
          </table:table-cell>
          <table:table-cell table:formula="of:=COM.MICROSOFT.CONCAT([.E88];&quot;, &quot;;[.D88];&quot; &quot;;[.F88])" office:value-type="string" office:string-value="1789-12-02, Bibiana birth" calcext:value-type="string">
            <text:p>1789-12-02, Bibiana birth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1789-12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138" calcext:value-type="float">
            <text:p>6138</text:p>
          </table:table-cell>
          <table:table-cell table:formula="of:=COM.MICROSOFT.CONCAT([.E89];&quot;, &quot;;[.D89];&quot; &quot;;[.F89])" office:value-type="string" office:string-value="1789-12-16, Clare birth" calcext:value-type="string">
            <text:p>1789-12-16, Clare birth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89-12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table:formula="of:=COM.MICROSOFT.CONCAT([.E90];&quot;, &quot;;[.D90];&quot; &quot;;[.F90])" office:value-type="string" office:string-value="1793-07-11, Bennet birth" calcext:value-type="string">
            <text:p>1793-07-11, Bennet birth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1793-07-1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142" calcext:value-type="float">
            <text:p>6142</text:p>
          </table:table-cell>
          <table:table-cell table:formula="of:=COM.MICROSOFT.CONCAT([.E91];&quot;, &quot;;[.D91];&quot; &quot;;[.F91])" office:value-type="string" office:string-value="1791, Mary birth" calcext:value-type="string">
            <text:p>1791, Mary birth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143" calcext:value-type="float">
            <text:p>6143</text:p>
          </table:table-cell>
          <table:table-cell table:formula="of:=COM.MICROSOFT.CONCAT([.E92];&quot;, &quot;;[.D92];&quot; &quot;;[.F92])" office:value-type="string" office:string-value="1791, Sarah birth" calcext:value-type="string">
            <text:p>1791, Sarah birth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144" calcext:value-type="float">
            <text:p>6144</text:p>
          </table:table-cell>
          <table:table-cell table:formula="of:=COM.MICROSOFT.CONCAT([.E93];&quot;, &quot;;[.D93];&quot; &quot;;[.F93])" office:value-type="string" office:string-value="1792, Elizabeth birth" calcext:value-type="string">
            <text:p>1792, Elizabeth birth</text:p>
          </table:table-cell>
          <table:table-cell office:value-type="string" calcext:value-type="string">
            <text:p>Elizabeth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147" calcext:value-type="float">
            <text:p>6147</text:p>
          </table:table-cell>
          <table:table-cell table:formula="of:=COM.MICROSOFT.CONCAT([.E94];&quot;, &quot;;[.D94];&quot; &quot;;[.F94])" office:value-type="string" office:string-value="1793-08-14, William birth" calcext:value-type="string">
            <text:p>1793-08-14, William birt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93-08-1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150" calcext:value-type="float">
            <text:p>6150</text:p>
          </table:table-cell>
          <table:table-cell table:formula="of:=COM.MICROSOFT.CONCAT([.E95];&quot;, &quot;;[.D95];&quot; &quot;;[.F95])" office:value-type="string" office:string-value="1794-01-27, James birth" calcext:value-type="string">
            <text:p>1794-01-27, James bir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94-01-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152" calcext:value-type="float">
            <text:p>6152</text:p>
          </table:table-cell>
          <table:table-cell table:formula="of:=COM.MICROSOFT.CONCAT([.E96];&quot;, &quot;;[.D96];&quot; &quot;;[.F96])" office:value-type="string" office:string-value="1795-11-04, Lucy birth" calcext:value-type="string">
            <text:p>1795-11-04, Lucy birth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95-11-0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153" calcext:value-type="float">
            <text:p>6153</text:p>
          </table:table-cell>
          <table:table-cell table:formula="of:=COM.MICROSOFT.CONCAT([.E97];&quot;, &quot;;[.D97];&quot; &quot;;[.F97])" office:value-type="string" office:string-value="1796-01, Catharine birth" calcext:value-type="string">
            <text:p>1796-01, Catharine birth</text:p>
          </table:table-cell>
          <table:table-cell office:value-type="string" calcext:value-type="string">
            <text:p>Catharine</text:p>
          </table:table-cell>
          <table:table-cell table:style-name="Default" office:value-type="string" calcext:value-type="string">
            <text:p>1796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154" calcext:value-type="float">
            <text:p>6154</text:p>
          </table:table-cell>
          <table:table-cell table:formula="of:=COM.MICROSOFT.CONCAT([.E98];&quot;, &quot;;[.D98];&quot; &quot;;[.F98])" office:value-type="string" office:string-value="1796-04-16, Nicholas birth" calcext:value-type="string">
            <text:p>1796-04-16, Nicholas birth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twin of An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155" calcext:value-type="float">
            <text:p>6155</text:p>
          </table:table-cell>
          <table:table-cell table:formula="of:=COM.MICROSOFT.CONCAT([.E99];&quot;, &quot;;[.D99];&quot; &quot;;[.F99])" office:value-type="string" office:string-value="1796-04-16, Ann birth" calcext:value-type="string">
            <text:p>1796-04-16, Ann birth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twin of Nichola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156" calcext:value-type="float">
            <text:p>6156</text:p>
          </table:table-cell>
          <table:table-cell table:formula="of:=COM.MICROSOFT.CONCAT([.E100];&quot;, &quot;;[.D100];&quot; &quot;;[.F100])" office:value-type="string" office:string-value="1796-11-16, Jerry birth" calcext:value-type="string">
            <text:p>1796-11-16, Jerry birth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6-11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table:formula="of:=COM.MICROSOFT.CONCAT([.E101];&quot;, &quot;;[.D101];&quot; &quot;;[.F101])" office:value-type="string" office:string-value="1796-12-22, Clare birth" calcext:value-type="string">
            <text:p>1796-12-22, Clare birth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96-1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 style:data-style-name="N2" text:time-value="16:23:28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39:45.188000000</meta:creation-date>
    <meta:generator>LibreOffice/5.4.4.2$Windows_X86_64 LibreOffice_project/2524958677847fb3bb44820e40380acbe820f960</meta:generator>
    <dc:date>2018-01-25T16:23:45.272000000</dc:date>
    <meta:editing-duration>PT12M51S</meta:editing-duration>
    <meta:editing-cycles>3</meta:editing-cycles>
    <meta:document-statistic meta:table-count="1" meta:cell-count="977" meta:object-count="0"/>
  </office:meta>
</office:document-meta>
</file>